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c2d9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f0c75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6</text:span><text:span text:style-name="T1">.</text:span><text:span text:style-name="T5">1</text:span><text:span text:style-name="T2">.</text:span><text:span text:style-name="T4">1</text:span><text:span text:style-name="T3">.</text:span><text:span text:style-name="T6">2</text:span><text:span text:style-name="T5">.</text:span><text:span text:style-name="T1"> </text:span><text:span text:style-name="T5">Imprimiendo una O (con </text:span><text:span text:style-name="T6">Brote-r</text:span><text:span text:style-name="T5">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29T18:23:24.761000000</dc:date>
    <meta:editing-duration>PT4H26M50S</meta:editing-duration>
    <meta:editing-cycles>67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7" meta:character-count="49" meta:non-whitespace-character-count="43"/>
  </office:meta>
</office:document-meta>
</file>